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WW8Num39"/>
    <style:style style:name="P2" style:family="paragraph" style:parent-style-name="Standard">
      <style:text-properties officeooo:rsid="001d3087" officeooo:paragraph-rsid="001d3087"/>
    </style:style>
    <style:style style:name="P3" style:family="paragraph" style:parent-style-name="Standard">
      <style:text-properties officeooo:rsid="001d5376" officeooo:paragraph-rsid="001d5376"/>
    </style:style>
    <style:style style:name="P4" style:family="paragraph" style:parent-style-name="Standard">
      <style:text-properties officeooo:paragraph-rsid="00203949"/>
    </style:style>
    <style:style style:name="P5" style:family="paragraph" style:parent-style-name="Standard">
      <style:text-properties officeooo:rsid="00203949" officeooo:paragraph-rsid="00203949"/>
    </style:style>
    <style:style style:name="P6" style:family="paragraph" style:parent-style-name="Standard">
      <style:text-properties officeooo:rsid="002123ca" officeooo:paragraph-rsid="002123ca"/>
    </style:style>
    <style:style style:name="P7" style:family="paragraph" style:parent-style-name="Standard">
      <style:text-properties fo:font-weight="bold" officeooo:rsid="002123ca" officeooo:paragraph-rsid="002123ca" style:font-weight-asian="bold" style:font-weight-complex="bold"/>
    </style:style>
    <style:style style:name="P8" style:family="paragraph" style:parent-style-name="Heading_20_3" style:master-page-name="Standard">
      <style:paragraph-properties style:page-number="auto"/>
    </style:style>
    <style:style style:name="P9" style:family="paragraph" style:parent-style-name="Header">
      <style:paragraph-properties>
        <style:tab-stops>
          <style:tab-stop style:position="1.4626in" style:type="center"/>
        </style:tab-stops>
      </style:paragraph-properties>
    </style:style>
    <style:style style:name="P10" style:family="paragraph" style:parent-style-name="Header">
      <style:paragraph-properties fo:text-align="end" style:justify-single-word="false"/>
    </style:style>
    <style:style style:name="T1" style:family="text">
      <style:text-properties style:text-position="sub 58%"/>
    </style:style>
    <style:style style:name="T2" style:family="text">
      <style:text-properties officeooo:rsid="001c4685"/>
    </style:style>
    <style:style style:name="T3" style:family="text">
      <style:text-properties officeooo:rsid="001d537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508" style:font-weight-asian="bold" style:font-weight-complex="bold"/>
    </style:style>
    <style:style style:name="T6" style:family="text">
      <style:text-properties fo:font-weight="bold" officeooo:rsid="00203949" style:font-weight-asian="bold" style:font-weight-complex="bold"/>
    </style:style>
    <style:style style:name="T7" style:family="text">
      <style:text-properties officeooo:rsid="001f4508"/>
    </style:style>
    <style:style style:name="T8" style:family="text">
      <style:text-properties officeooo:rsid="002039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UVa Email ID (no aliases please):<text:tab/><text:tab/>_<text:span text:style-name="T2">mgs4ff</text:span>___________</text:h>
      <text:h text:style-name="Heading_20_3" text:outline-level="3"><text:line-break/>Name ____<text:span text:style-name="T2">Maddie Stigler</text:span>____<text:tab/>Lab section __<text:span text:style-name="T2">104</text:span>________</text:h>
      <text:h text:style-name="Heading_20_3" text:outline-level="3"/>
      <text:h text:style-name="Heading_20_3" text:outline-level="3">Lab 4 - Radix Conversion Worksheet</text:h>
      <text:p text:style-name="Standard"><text:line-break/></text:p>
      <text:p text:style-name="Standard">Convert:</text:p>
      <text:p text:style-name="Standard"/>
      <text:list xml:id="list4819644266663301445" text:style-name="WW8Num39">
        <text:list-item>
          <text:p text:style-name="P1">0x4F45<text:tab/><text:tab/>into octal</text:p>
        </text:list-item>
      </text:list>
      <text:p text:style-name="P2">4F45 = 0100 1111 0100 0101 <text:span text:style-name="T3">Binary</text:span></text:p>
      <text:p text:style-name="P3">0 100 111 101 000 101 = <text:span text:style-name="T4">4 7 5 0 5</text:span></text:p>
      <text:p text:style-name="P2"/>
      <text:p text:style-name="Standard"/>
      <text:list xml:id="list2355285355827" text:continue-numbering="true" text:style-name="WW8Num39">
        <text:list-item>
          <text:p text:style-name="P1">269<text:span text:style-name="T1">10</text:span><text:tab/><text:tab/><text:tab/>into radix 7</text:p>
        </text:list-item>
      </text:list>
      <text:p text:style-name="P6">269/7 = 38r3</text:p>
      <text:p text:style-name="P6">38/7 = 5r3</text:p>
      <text:p text:style-name="P6">5/6 = 0r5</text:p>
      <text:p text:style-name="P7">= 533</text:p>
      <text:p text:style-name="P3"/>
      <text:p text:style-name="Standard"/>
      <text:list xml:id="list2356043002492" text:continue-numbering="true" text:style-name="WW8Num39">
        <text:list-item>
          <text:p text:style-name="P1">110011011110<text:span text:style-name="T1">2</text:span> <text:tab/>into decimal</text:p>
        </text:list-item>
      </text:list>
      <text:p text:style-name="Standard"><text:line-break/><text:span text:style-name="T7">2^1 + 2^2 + 2^3 + 2^4 + 2^6 + 2^7 + 2^10 + 2^11 = 2 + 4 + 8 + 16 + 64 + 128 + 1024 + 2048 = </text:span><text:span text:style-name="T5">3294</text:span></text:p>
      <text:p text:style-name="Standard"/>
      <text:p text:style-name="Standard"/>
      <text:list xml:id="list2355550735142" text:continue-numbering="true" text:style-name="WW8Num39">
        <text:list-item>
          <text:p text:style-name="P1">2BD<text:span text:style-name="T1">19</text:span><text:tab/><text:tab/><text:tab/>into decimal</text:p>
        </text:list-item>
      </text:list>
      <text:p text:style-name="P6">2x19^2 + 11x19^1 + 13x19^0 = <text:span text:style-name="T4">944</text:span></text:p>
      <text:p text:style-name="Standard"><text:line-break/></text:p>
      <text:list xml:id="list2356561404397" text:continue-numbering="true" text:style-name="WW8Num39">
        <text:list-item>
          <text:p text:style-name="P1">Given the following positive binary integer in two’s complement: 0101001101011101</text:p>
        </text:list-item>
      </text:list>
      <text:p text:style-name="Standard"/>
      <text:list xml:id="list2355099312262" text:continue-numbering="true" text:style-name="WW8Num39">
        <text:list-item>
          <text:list>
            <text:list-item>
              <text:p text:style-name="P1">Convert the number to hexadecimal:</text:p>
            </text:list-item>
          </text:list>
        </text:list-item>
      </text:list>
      <text:p text:style-name="Standard"/>
      <text:p text:style-name="P4">0101 0011 0101 1101 <text:span text:style-name="T8">= </text:span><text:span text:style-name="T6">5 3 5 D</text:span></text:p>
      <text:p text:style-name="Standard"/>
      <text:list xml:id="list2355312057172" text:continue-numbering="true" text:style-name="WW8Num39">
        <text:list-item>
          <text:list>
            <text:list-item>
              <text:p text:style-name="P1">Negate the number.</text:p>
            </text:list-item>
          </text:list>
        </text:list-item>
      </text:list>
      <text:p text:style-name="P5">1010 1100 1010 0010 + 1 = <text:span text:style-name="T4">1010 1100 1010 0011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Standard" style:class="list">
      <style:paragraph-properties fo:margin-left="0.75in" fo:margin-right="0in" fo:margin-top="0.028in" fo:margin-bottom="0in" style:contextual-spacing="false" fo:text-align="justify" style:justify-single-word="false" fo:text-indent="-0.25in" style:auto-text-indent="false">
        <style:tab-stops>
          <style:tab-stop style:position="0.75in"/>
        </style:tab-stops>
      </style:paragraph-properties>
      <style:text-properties fo:color="#000000" style:font-name="Times" fo:font-family="Times" style:font-family-generic="roman" style:font-pitch="variable" fo:font-size="11pt" fo:language="en" fo:country="US" style:font-size-asian="11pt" style:language-asian="en" style:country-asian="US" style:font-name-complex="Times" style:font-family-complex="Times" style:font-family-generic-complex="roman" style:font-pitch-complex="variable" style:font-size-complex="11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ile_20_Contents" style:display-name="File Contents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TML_20_Preformatted" style:display-name="HTML Preformatted" style:family="paragraph" style:parent-style-name="Standard">
      <style:paragraph-properties fo:text-align="start" style:justify-single-word="false" style:text-autospace="ideograph-alph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3126in" fo:text-indent="-0.1252in" fo:margin-left="1.3126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2.8126in" fo:text-indent="-0.1252in" fo:margin-left="2.8126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3126in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 text:start-value="0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." style:num-format="1" text:start-value="0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WW8Num12z2" style:num-format="1" text:start-value="0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2z3" style:num-suffix="." style:num-format="1" text:start-value="0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WW8Num1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 text:start-value="2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1.5626in" fo:text-indent="-0.1252in" fo:margin-left="1.5626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3.0626in" fo:text-indent="-0.1252in" fo:margin-left="3.0626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3.5626in" fo:text-indent="-0.25in" fo:margin-left="3.5626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626in" fo:text-indent="-0.25in" fo:margin-left="4.0626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4.5626in" fo:text-indent="-0.1252in" fo:margin-left="4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suffix="." style:num-format="1" text:start-value="0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8z1" style:num-suffix="." style:num-format="1" text:start-value="0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WW8Num18z2" style:num-format="1" text:start-value="0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8z3" style:num-suffix="." style:num-format="1" text:start-value="0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WW8Num18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8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 text:start-value="0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19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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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374in" fo:text-indent="-0.25in" fo:margin-left="1.9374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2.4374in" fo:text-indent="-0.1252in" fo:margin-left="2.4374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2.9374in" fo:text-indent="-0.25in" fo:margin-left="2.9374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3.4374in" fo:text-indent="-0.25in" fo:margin-left="3.4374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3.9374in" fo:text-indent="-0.1252in" fo:margin-left="3.9374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4.4374in" fo:text-indent="-0.25in" fo:margin-left="4.4374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9374in" fo:text-indent="-0.25in" fo:margin-left="4.9374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5.4374in" fo:text-indent="-0.1252in" fo:margin-left="5.43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number text:level="1" text:style-name="WW8Num33z0" style:num-suffix="." style:num-format="1" text:start-value="0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3z1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3" text:style-name="WW8Num33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4" text:style-name="WW8Num33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5" text:style-name="WW8Num33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33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33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33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33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 text:start-value="2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1.5626in" fo:text-indent="-0.1252in" fo:margin-left="1.5626in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3.0626in" fo:text-indent="-0.1252in" fo:margin-left="3.0626in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3.5626in" fo:text-indent="-0.25in" fo:margin-left="3.5626in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626in" fo:text-indent="-0.25in" fo:margin-left="4.0626in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4.5626in" fo:text-indent="-0.1252in" fo:margin-left="4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1.3126in" fo:text-indent="-0.1252in" fo:margin-left="1.3126in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2.8126in" fo:text-indent="-0.1252in" fo:margin-left="2.8126in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4.3126in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7z1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 text:start-value="2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1.3126in" fo:text-indent="-0.1252in" fo:margin-left="1.3126in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2.8126in" fo:text-indent="-0.1252in" fo:margin-left="2.8126in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4.3126in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9z1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4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>
        <style:tab-stops>
          <style:tab-stop style:position="1.4626in" style:type="center"/>
        </style:tab-stops>
      </style:paragraph-properties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CS 2150<text:tab/></text:p>
            </table:table-cell>
            <table:table-cell table:style-name="Table1.A1" office:value-type="string">
              <text:p text:style-name="MP2">Post-lab 4 radix worksheet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S216 Laboratory 3</dc:title>
    <meta:initial-creator>Ruth Anderson</meta:initial-creator>
    <meta:creation-date>2007-02-04T16:09:00</meta:creation-date>
    <dc:creator>aaron</dc:creator>
    <dc:date>2014-02-04T23:14:00</dc:date>
    <meta:print-date>2007-09-18T12:47:00</meta:print-date>
    <meta:editing-cycles>95</meta:editing-cycles>
    <meta:editing-duration>PT11H42M</meta:editing-duration>
    <meta:generator>LibreOffice/4.2.4.2$Linux_x86 LibreOffice_project/420m0$Build-2</meta:generator>
    <meta:document-statistic meta:table-count="1" meta:image-count="0" meta:object-count="0" meta:page-count="1" meta:paragraph-count="25" meta:word-count="154" meta:character-count="722" meta:non-whitespace-character-count="586"/>
  </office:meta>
</office:document-meta>
</file>